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66888888888889cm"/>
    </style:style>
    <style:style style:name="co2" style:family="table-column">
      <style:table-column-properties fo:break-before="auto" style:column-width="3.51013888888889cm"/>
    </style:style>
    <style:style style:name="co3" style:family="table-column">
      <style:table-column-properties fo:break-before="auto" style:column-width="14.0405555555556cm"/>
    </style:style>
    <style:style style:name="co4" style:family="table-column">
      <style:table-column-properties fo:break-before="auto" style:column-width="0.970138888888889cm"/>
    </style:style>
    <style:style style:name="co5" style:family="table-column">
      <style:table-column-properties fo:break-before="auto" style:column-width="3.75708333333333cm"/>
    </style:style>
    <style:style style:name="co6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0.934861111111111cm"/>
    </style:style>
    <style:style style:name="co9" style:family="table-column">
      <style:table-column-properties fo:break-before="auto" style:column-width="1.23472222222222cm"/>
    </style:style>
    <style:style style:name="co10" style:family="table-column">
      <style:table-column-properties fo:break-before="auto" style:column-width="3.47486111111111cm"/>
    </style:style>
    <style:style style:name="co11" style:family="table-column">
      <style:table-column-properties fo:break-before="auto" style:column-width="3.70416666666667cm"/>
    </style:style>
    <style:style style:name="co12" style:family="table-column">
      <style:table-column-properties fo:break-before="auto" style:column-width="14.4815277777778cm"/>
    </style:style>
    <style:style style:name="co13" style:family="table-column">
      <style:table-column-properties fo:break-before="auto" style:column-width="3.52777777777778cm"/>
    </style:style>
    <style:style style:name="co14" style:family="table-column">
      <style:table-column-properties fo:break-before="auto" style:column-width="3.15736111111111cm"/>
    </style:style>
    <style:style style:name="co15" style:family="table-column">
      <style:table-column-properties fo:break-before="auto" style:column-width="13.7936111111111cm"/>
    </style:style>
    <style:style style:name="co16" style:family="table-column">
      <style:table-column-properties fo:break-before="auto" style:column-width="4.445cm"/>
    </style:style>
    <style:style style:name="co17" style:family="table-column">
      <style:table-column-properties fo:break-before="auto" style:column-width="5.00944444444445cm"/>
    </style:style>
    <style:style style:name="co18" style:family="table-column">
      <style:table-column-properties fo:break-before="auto" style:column-width="3.54541666666667cm"/>
    </style:style>
    <style:style style:name="co19" style:family="table-column">
      <style:table-column-properties fo:break-before="auto" style:column-width="2.59291666666667cm"/>
    </style:style>
    <style:style style:name="co20" style:family="table-column">
      <style:table-column-properties fo:break-before="auto" style:column-width="14.0934722222222cm"/>
    </style:style>
    <style:style style:name="co21" style:family="table-column">
      <style:table-column-properties fo:break-before="auto" style:column-width="5.22111111111111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x^2_+_bx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7" table:number-columns-repeated="16374" table:default-cell-style-name="ce1"/>
        <table:table-row table:style-name="ro1">
          <table:table-cell office:value-type="string" table:style-name="ce1">
            <text:p>Instruction Number</text:p>
          </table:table-cell>
          <table:table-cell office:value-type="string" table:style-name="ce1">
            <text:p>Flag</text:p>
          </table:table-cell>
          <table:table-cell office:value-type="string" table:style-name="ce1">
            <text:p>Commands</text:p>
          </table:table-cell>
          <table:table-cell table:style-name="ce1"/>
          <table:table-cell office:value-type="string" table:style-name="ce1">
            <text:p>Compute ax^2 + bx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Load B, Push Val, (b)</text:p>
          </table:table-cell>
          <table:table-cell table:style-name="ce1"/>
          <table:table-cell office:value-type="string" table:style-name="ce1">
            <text:p>a &gt; 0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Load D, Push Val, (x)</text:p>
          </table:table-cell>
          <table:table-cell table:style-name="ce1"/>
          <table:table-cell office:value-type="string" table:style-name="ce1">
            <text:p>b &gt; 0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Load Comparator A, Push Val, (0)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tart of Multiply</text:p>
          </table:table-cell>
          <table:table-cell office:value-type="string" table:style-name="ce1">
            <text:p>Push C, Load Adder A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Push D, Load Adder B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Push Adder, Load C, Disp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25" table:formula="of:=[.E7]*[.H7]*[.H7]+[.F7]*[.H7]" table:style-name="ce1">
            <text:p>225</text:p>
          </table:table-cell>
          <table:table-cell table:number-columns-repeated="1637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Mid Multiply</text:p>
          </table:table-cell>
          <table:table-cell office:value-type="string" table:style-name="ce1">
            <text:p>Push B, Load Adder A</text:p>
          </table:table-cell>
          <table:table-cell table:number-columns-repeated="1638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Push Val (-1), Load Adder B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Push Adder, Load B, Load Comparator B, Jump If Not Compare (Start of Multiply)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Push A, Load Comparator B, Jump if not Compare, (Multiply A)</text:p>
          </table:table-cell>
          <table:table-cell table:number-columns-repeated="2" table:style-name="ce1"/>
          <table:table-cell office:value-type="string" table:style-name="ce1">
            <text:p>6(5)^2 + 15(5)</text:p>
          </table:table-cell>
          <table:table-cell table:number-columns-repeated="16378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Multiply X</text:p>
          </table:table-cell>
          <table:table-cell office:value-type="string" table:style-name="ce1">
            <text:p>Load A, Push C</text:p>
          </table:table-cell>
          <table:table-cell table:number-columns-repeated="16381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Load B, Load C, Push D, Jump If Compare, Jump If Not Compare, (Mid Multiply)</text:p>
          </table:table-cell>
          <table:table-cell table:number-columns-repeated="16381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Multiply A</text:p>
          </table:table-cell>
          <table:table-cell office:value-type="string" table:style-name="ce1">
            <text:p>Load D, Push C</text:p>
          </table:table-cell>
          <table:table-cell table:number-columns-repeated="16381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Load C, Push A</text:p>
          </table:table-cell>
          <table:table-cell table:number-columns-repeated="16381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Load A, Load B, Push Val (a), Load Comparator A</text:p>
          </table:table-cell>
          <table:table-cell table:number-columns-repeated="16381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Jump If Not Compare (Start Of Multiply - 1)</text:p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  <table:table table:name="A_+_B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Instruction Number</text:p>
          </table:table-cell>
          <table:table-cell office:value-type="string" table:style-name="ce1">
            <text:p>Flag</text:p>
          </table:table-cell>
          <table:table-cell office:value-type="string" table:style-name="ce1">
            <text:p>Commands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Push Val, (a), Load Adder A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ush Val, (b), Load Adder B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ush Adder, Display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16383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16383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16383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1048559" table:style-name="ro1">
          <table:table-cell table:number-columns-repeated="16384"/>
        </table:table-row>
      </table:table>
      <table:table table:name="AB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7" table:default-cell-style-name="ce1"/>
        <table:table-column table:style-name="co16" table:default-cell-style-name="ce1"/>
        <table:table-column table:style-name="co7" table:number-columns-repeated="6" table:default-cell-style-name="ce1"/>
        <table:table-column table:style-name="co17" table:default-cell-style-name="ce1"/>
        <table:table-column table:style-name="co7" table:number-columns-repeated="16372" table:default-cell-style-name="ce1"/>
        <table:table-row table:style-name="ro1">
          <table:table-cell office:value-type="string" table:style-name="ce1">
            <text:p>Instruction Number</text:p>
          </table:table-cell>
          <table:table-cell office:value-type="string" table:style-name="ce1">
            <text:p>Flag</text:p>
          </table:table-cell>
          <table:table-cell office:value-type="string" table:style-name="ce1">
            <text:p>Commands</text:p>
          </table:table-cell>
          <table:table-cell table:style-name="ce1"/>
          <table:table-cell office:value-type="string" table:style-name="ce1">
            <text:p>Multiply a * b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Push Val, (a), Load A, Load B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ush Val, (b), Load Comparator A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ush Val, (1), Load C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tart Multiply</text:p>
          </table:table-cell>
          <table:table-cell office:value-type="string" table:style-name="ce1">
            <text:p>Push A, Load Adder A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Push B, Load Adder B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Push Adder, Load B, Display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Push Val, (1), Load Adder A</text:p>
          </table:table-cell>
          <table:table-cell table:number-columns-repeated="1638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Push C, Load Adder B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Push Adder, Load C, Load Comparator B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Jump If Not Comparator, (Start Multiply)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1048559" table:style-name="ro1">
          <table:table-cell table:number-columns-repeated="16384"/>
        </table:table-row>
      </table:table>
      <table:table table:name="Fibbinnachi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7" table:number-columns-repeated="2" table:default-cell-style-name="ce1"/>
        <table:table-column table:style-name="co21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Instruction Number</text:p>
          </table:table-cell>
          <table:table-cell office:value-type="string" table:style-name="ce1">
            <text:p>Flag</text:p>
          </table:table-cell>
          <table:table-cell office:value-type="string" table:style-name="ce1">
            <text:p>Commands</text:p>
          </table:table-cell>
          <table:table-cell table:number-columns-repeated="16381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Load A, Push Val, (a)</text:p>
          </table:table-cell>
          <table:table-cell table:number-columns-repeated="2" table:style-name="ce1"/>
          <table:table-cell office:value-type="string" table:style-name="ce1">
            <text:p>Fibbinnachi Number Calculator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Load B, Push Val (b)</text:p>
          </table:table-cell>
          <table:table-cell table:number-columns-repeated="2" table:style-name="ce1"/>
          <table:table-cell office:value-type="string" table:style-name="ce1">
            <text:p>Variables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Load C, Push Val, (1)</text:p>
          </table:table-cell>
          <table:table-cell table:number-columns-repeated="2" table:style-name="ce1"/>
          <table:table-cell office:value-type="string" table:style-name="ce1">
            <text:p>a</text:p>
          </table:table-cell>
          <table:table-cell office:value-type="string" table:style-name="ce1">
            <text:p>the first number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Load Comparator A, (ciel(n/2))</text:p>
          </table:table-cell>
          <table:table-cell table:number-columns-repeated="2" table:style-name="ce1"/>
          <table:table-cell office:value-type="string" table:style-name="ce1">
            <text:p>b</text:p>
          </table:table-cell>
          <table:table-cell office:value-type="string" table:style-name="ce1">
            <text:p>the second number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tart Adding</text:p>
          </table:table-cell>
          <table:table-cell office:value-type="string" table:style-name="ce1">
            <text:p>Load Adder A, Push A</text:p>
          </table:table-cell>
          <table:table-cell table:number-columns-repeated="2" table:style-name="ce1"/>
          <table:table-cell office:value-type="string" table:style-name="ce1">
            <text:p>n</text:p>
          </table:table-cell>
          <table:table-cell office:value-type="string" table:style-name="ce1">
            <text:p>The number you want calculated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Load Adder B, Push B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Push Adder, Load A, Display</text:p>
          </table:table-cell>
          <table:table-cell table:number-columns-repeated="1638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Push A, Load Adder A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Push Adder, Load B, Display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Push Val (1), Load Adder A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Push C, Load Adder B</text:p>
          </table:table-cell>
          <table:table-cell table:number-columns-repeated="16381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Push Adder, Load C, Load Comparator B, Jump If Not Compare, (Start Adding)</text:p>
          </table:table-cell>
          <table:table-cell table:number-columns-repeated="16381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(If n odd, Push A), (if n even, Push B), Display</text:p>
          </table:table-cell>
          <table:table-cell table:number-columns-repeated="16381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Thomas Kleist</meta:initial-creator>
    <dc:creator>Thomas Kleist</dc:creator>
    <meta:creation-date>2023-04-07T16:13:38Z</meta:creation-date>
    <dc:date>2023-05-13T06:26:10Z</dc:date>
  </office:meta>
</office:document-meta>
</file>